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59mm"/>
    </style:style>
    <style:style style:name="co3" style:family="table-column">
      <style:table-column-properties fo:break-before="auto" style:column-width="39.41mm"/>
    </style:style>
    <style:style style:name="co4" style:family="table-column">
      <style:table-column-properties fo:break-before="auto" style:column-width="45.49mm"/>
    </style:style>
    <style:style style:name="co5" style:family="table-column">
      <style:table-column-properties fo:break-before="auto" style:column-width="37.48mm"/>
    </style:style>
    <style:style style:name="co6" style:family="table-column">
      <style:table-column-properties fo:break-before="auto" style:column-width="38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  <style:style style:name="ce3" style:family="table-cell" style:parent-style-name="Default" style:data-style-name="N110"/>
    <style:style style:name="ce4" style:family="table-cell" style:parent-style-name="Default" style:data-style-name="N2"/>
  </office:automatic-styles>
  <office:body>
    <office:spreadsheet>
      <table:table table:name="Normal Route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QGC WPL 11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78781396533</text:p>
          </table:table-cell>
          <table:table-cell office:value-type="string" calcext:value-type="string">
            <text:p>-47.86090223613185</text:p>
          </table:table-cell>
          <table:table-cell office:value-type="float" office:value="888" calcext:value-type="float">
            <text:p>8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21.96687067261599</text:p>
          </table:table-cell>
          <table:table-cell office:value-type="string" calcext:value-type="string">
            <text:p>-47.862132614926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60358493892</text:p>
          </table:table-cell>
          <table:table-cell office:value-type="string" calcext:value-type="string">
            <text:p>-47.8631728009824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489434949582</text:p>
          </table:table-cell>
          <table:table-cell office:value-type="string" calcext:value-type="string">
            <text:p>-47.8673998743760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404503109411</text:p>
          </table:table-cell>
          <table:table-cell office:value-type="string" calcext:value-type="string">
            <text:p>-47.8670247421645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50735975164</text:p>
          </table:table-cell>
          <table:table-cell office:value-type="string" calcext:value-type="string">
            <text:p>-47.8634104527712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468783001131</text:p>
          </table:table-cell>
          <table:table-cell office:value-type="string" calcext:value-type="string">
            <text:p>-47.8630682832728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328069973763</text:p>
          </table:table-cell>
          <table:table-cell office:value-type="string" calcext:value-type="string">
            <text:p>-47.8666321293522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233233860019</text:p>
          </table:table-cell>
          <table:table-cell office:value-type="string" calcext:value-type="string">
            <text:p>-47.8662335304267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450661658846</text:p>
          </table:table-cell>
          <table:table-cell office:value-type="string" calcext:value-type="string">
            <text:p>-47.8608034823661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357789399649</text:p>
          </table:table-cell>
          <table:table-cell office:value-type="string" calcext:value-type="string">
            <text:p>-47.8604157521264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13772734474</text:p>
          </table:table-cell>
          <table:table-cell office:value-type="string" calcext:value-type="string">
            <text:p>-47.8658271630664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207345169366</text:p>
          </table:table-cell>
          <table:table-cell office:value-type="string" calcext:value-type="string">
            <text:p>-47.8661220079717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403033282627</text:p>
          </table:table-cell>
          <table:table-cell office:value-type="string" calcext:value-type="string">
            <text:p>-47.8663659688627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55174476598</text:p>
          </table:table-cell>
          <table:table-cell office:value-type="string" calcext:value-type="string">
            <text:p>-47.8655225431304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45631765931</text:p>
          </table:table-cell>
          <table:table-cell office:value-type="string" calcext:value-type="string">
            <text:p>-47.8632750030804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82549714193</text:p>
          </table:table-cell>
          <table:table-cell office:value-type="string" calcext:value-type="string">
            <text:p>-47.86213980347146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74577235644</text:p>
          </table:table-cell>
          <table:table-cell office:value-type="string" calcext:value-type="string">
            <text:p>-47.860907921641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5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FalhaBateria1" table:style-name="ta1">
        <table:table-column table:style-name="co1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QGC WPL 110</text:p>
          </table:table-cell>
          <table:table-cell table:number-columns-repeated="9"/>
          <table:table-cell table:style-name="ce1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483409231673</text:p>
          </table:table-cell>
          <table:table-cell office:value-type="string" calcext:value-type="string">
            <text:p>-47.86507398163257</text:p>
          </table:table-cell>
          <table:table-cell office:value-type="float" office:value="80" calcext:value-type="float">
            <text:p>80,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4920996340087</text:p>
          </table:table-cell>
          <table:table-cell office:value-type="string" calcext:value-type="string">
            <text:p>-47.86486043672377</text:p>
          </table:table-cell>
          <table:table-cell table:formula="of:=[.K2]-75/22" office:value-type="float" office:value="76.5909090909091" calcext:value-type="float">
            <text:p>76,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03933478658</text:p>
          </table:table-cell>
          <table:table-cell office:value-type="string" calcext:value-type="string">
            <text:p>-47.864678585642004</text:p>
          </table:table-cell>
          <table:table-cell table:formula="of:=[.K3]-75/22" office:value-type="float" office:value="73.1818181818182" calcext:value-type="float">
            <text:p>73,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16038350051</text:p>
          </table:table-cell>
          <table:table-cell office:value-type="string" calcext:value-type="string">
            <text:p>-47.86451215236724</text:p>
          </table:table-cell>
          <table:table-cell table:formula="of:=[.K4]-75/22" office:value-type="float" office:value="69.7727272727273" calcext:value-type="float">
            <text:p>69,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276249232893</text:p>
          </table:table-cell>
          <table:table-cell office:value-type="string" calcext:value-type="string">
            <text:p>-47.864352841485825</text:p>
          </table:table-cell>
          <table:table-cell table:formula="of:=[.K5]-75/22" office:value-type="float" office:value="66.3636363636364" calcext:value-type="float">
            <text:p>66,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390136254094</text:p>
          </table:table-cell>
          <table:table-cell office:value-type="string" calcext:value-type="string">
            <text:p>-47.86420071789649</text:p>
          </table:table-cell>
          <table:table-cell table:formula="of:=[.K6]-75/22" office:value-type="float" office:value="62.9545454545455" calcext:value-type="float">
            <text:p>63,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502624950066</text:p>
          </table:table-cell>
          <table:table-cell office:value-type="string" calcext:value-type="string">
            <text:p>-47.864056530356194</text:p>
          </table:table-cell>
          <table:table-cell table:formula="of:=[.K7]-75/22" office:value-type="float" office:value="59.5454545454546" calcext:value-type="float">
            <text:p>59,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610476857165</text:p>
          </table:table-cell>
          <table:table-cell office:value-type="string" calcext:value-type="string">
            <text:p>-47.86391826991027</text:p>
          </table:table-cell>
          <table:table-cell table:formula="of:=[.K8]-75/22" office:value-type="float" office:value="56.1363636363637" calcext:value-type="float">
            <text:p>56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714312853393</text:p>
          </table:table-cell>
          <table:table-cell office:value-type="string" calcext:value-type="string">
            <text:p>-47.86378507059656</text:p>
          </table:table-cell>
          <table:table-cell table:formula="of:=[.K9]-75/22" office:value-type="float" office:value="52.7272727272728" calcext:value-type="float">
            <text:p>52,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81516233647</text:p>
          </table:table-cell>
          <table:table-cell office:value-type="string" calcext:value-type="string">
            <text:p>-47.86365725787737</text:p>
          </table:table-cell>
          <table:table-cell table:formula="of:=[.K10]-75/22" office:value-type="float" office:value="49.3181818181818" calcext:value-type="float">
            <text:p>49,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912293750147</text:p>
          </table:table-cell>
          <table:table-cell office:value-type="string" calcext:value-type="string">
            <text:p>-47.8635341701731</text:p>
          </table:table-cell>
          <table:table-cell table:formula="of:=[.K11]-75/22" office:value-type="float" office:value="45.9090909090909" calcext:value-type="float">
            <text:p>45,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005956345448</text:p>
          </table:table-cell>
          <table:table-cell office:value-type="string" calcext:value-type="string">
            <text:p>-47.863415451993696</text:p>
          </table:table-cell>
          <table:table-cell table:formula="of:=[.K12]-75/22" office:value-type="float" office:value="42.5" calcext:value-type="float">
            <text:p>42,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096393974453</text:p>
          </table:table-cell>
          <table:table-cell office:value-type="string" calcext:value-type="string">
            <text:p>-47.863300819528305</text:p>
          </table:table-cell>
          <table:table-cell table:formula="of:=[.K13]-75/22" office:value-type="float" office:value="39.0909090909091" calcext:value-type="float">
            <text:p>39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183803698442</text:p>
          </table:table-cell>
          <table:table-cell office:value-type="string" calcext:value-type="string">
            <text:p>-47.86318997153059</text:p>
          </table:table-cell>
          <table:table-cell table:formula="of:=[.K14]-75/22" office:value-type="float" office:value="35.6818181818182" calcext:value-type="float">
            <text:p>35,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268410473212</text:p>
          </table:table-cell>
          <table:table-cell office:value-type="string" calcext:value-type="string">
            <text:p>-47.86308269102568</text:p>
          </table:table-cell>
          <table:table-cell table:formula="of:=[.K15]-75/22" office:value-type="float" office:value="32.2727272727273" calcext:value-type="float">
            <text:p>32,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350358270468</text:p>
          </table:table-cell>
          <table:table-cell office:value-type="string" calcext:value-type="string">
            <text:p>-47.86297872035596</text:p>
          </table:table-cell>
          <table:table-cell table:formula="of:=[.K16]-75/22" office:value-type="float" office:value="28.8636363636364" calcext:value-type="float">
            <text:p>28,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429839652378</text:p>
          </table:table-cell>
          <table:table-cell office:value-type="string" calcext:value-type="string">
            <text:p>-47.862877883229345</text:p>
          </table:table-cell>
          <table:table-cell table:formula="of:=[.K17]-75/22" office:value-type="float" office:value="25.4545454545455" calcext:value-type="float">
            <text:p>25,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50699769082</text:p>
          </table:table-cell>
          <table:table-cell office:value-type="string" calcext:value-type="string">
            <text:p>-47.86277998688693</text:p>
          </table:table-cell>
          <table:table-cell table:formula="of:=[.K18]-75/22" office:value-type="float" office:value="22.0454545454546" calcext:value-type="float">
            <text:p>22,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57882157743</text:p>
          </table:table-cell>
          <table:table-cell office:value-type="string" calcext:value-type="string">
            <text:p>-47.86268207407767</text:p>
          </table:table-cell>
          <table:table-cell table:formula="of:=[.K19]-75/22" office:value-type="float" office:value="18.6363636363637" calcext:value-type="float">
            <text:p>18,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64865415533</text:p>
          </table:table-cell>
          <table:table-cell office:value-type="string" calcext:value-type="string">
            <text:p>-47.86258679886899</text:p>
          </table:table-cell>
          <table:table-cell table:formula="of:=[.K20]-75/22" office:value-type="float" office:value="15.2272727272728" calcext:value-type="float">
            <text:p>15,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714997218915</text:p>
          </table:table-cell>
          <table:table-cell office:value-type="string" calcext:value-type="string">
            <text:p>-47.86249268990016</text:p>
          </table:table-cell>
          <table:table-cell table:formula="of:=[.K21]-75/22" office:value-type="float" office:value="11.8181818181818" calcext:value-type="float">
            <text:p>11,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77431896219</text:p>
          </table:table-cell>
          <table:table-cell office:value-type="string" calcext:value-type="string">
            <text:p>-47.862396754080535</text:p>
          </table:table-cell>
          <table:table-cell table:formula="of:=[.K22]-75/22" office:value-type="float" office:value="8.40909090909094" calcext:value-type="float">
            <text:p>8,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828176079268</text:p>
          </table:table-cell>
          <table:table-cell office:value-type="string" calcext:value-type="string">
            <text:p>-47.862300310694735</text:p>
          </table:table-cell>
          <table:table-cell table:formula="of:=[.K23]-75/22" office:value-type="float" office:value="5.00000000000003" calcext:value-type="float">
            <text:p>5,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FalhaBateria2" table:style-name="ta1">
        <table:table-column table:style-name="co1" table:number-columns-repeated="10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office:value-type="string" calcext:value-type="string">
            <text:p>QGC WPL 110</text:p>
          </table:table-cell>
          <table:table-cell table:number-columns-repeated="9"/>
          <table:table-cell table:style-name="ce1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450241749083</text:p>
          </table:table-cell>
          <table:table-cell office:value-type="string" calcext:value-type="string">
            <text:p>-47.86353975630698</text:p>
          </table:table-cell>
          <table:table-cell office:value-type="float" office:value="80" calcext:value-type="float">
            <text:p>80,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441730681508</text:p>
          </table:table-cell>
          <table:table-cell office:value-type="string" calcext:value-type="string">
            <text:p>-47.86375792064919</text:p>
          </table:table-cell>
          <table:table-cell table:formula="of:=[.K2]-75/26" office:value-type="float" office:value="77.1153846153846" calcext:value-type="float">
            <text:p>77,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43860415587</text:p>
          </table:table-cell>
          <table:table-cell office:value-type="string" calcext:value-type="string">
            <text:p>-47.863986788438496</text:p>
          </table:table-cell>
          <table:table-cell table:formula="of:=[.K3]-75/26" office:value-type="float" office:value="74.2307692307692" calcext:value-type="float">
            <text:p>74,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4407653511955</text:p>
          </table:table-cell>
          <table:table-cell office:value-type="string" calcext:value-type="string">
            <text:p>-47.864209233190905</text:p>
          </table:table-cell>
          <table:table-cell table:formula="of:=[.K4]-75/26" office:value-type="float" office:value="71.3461538461538" calcext:value-type="float">
            <text:p>71,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447799179048</text:p>
          </table:table-cell>
          <table:table-cell office:value-type="string" calcext:value-type="string">
            <text:p>-47.86441439454002</text:p>
          </table:table-cell>
          <table:table-cell table:formula="of:=[.K5]-75/26" office:value-type="float" office:value="68.4615384615385" calcext:value-type="float">
            <text:p>68,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4591493687358</text:p>
          </table:table-cell>
          <table:table-cell office:value-type="string" calcext:value-type="string">
            <text:p>-47.86459361286439</text:p>
          </table:table-cell>
          <table:table-cell table:formula="of:=[.K6]-75/26" office:value-type="float" office:value="65.5769230769231" calcext:value-type="float">
            <text:p>65,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473777704268</text:p>
          </table:table-cell>
          <table:table-cell office:value-type="string" calcext:value-type="string">
            <text:p>-47.86473492258194</text:p>
          </table:table-cell>
          <table:table-cell table:formula="of:=[.K7]-75/26" office:value-type="float" office:value="62.6923076923077" calcext:value-type="float">
            <text:p>62,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4906167254004</text:p>
          </table:table-cell>
          <table:table-cell office:value-type="string" calcext:value-type="string">
            <text:p>-47.86482956236426</text:p>
          </table:table-cell>
          <table:table-cell table:formula="of:=[.K8]-75/26" office:value-type="float" office:value="59.8076923076923" calcext:value-type="float">
            <text:p>59,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084743463777</text:p>
          </table:table-cell>
          <table:table-cell office:value-type="string" calcext:value-type="string">
            <text:p>-47.86487447519062</text:p>
          </table:table-cell>
          <table:table-cell table:formula="of:=[.K9]-75/26" office:value-type="float" office:value="56.9230769230769" calcext:value-type="float">
            <text:p>56,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260416843957</text:p>
          </table:table-cell>
          <table:table-cell office:value-type="string" calcext:value-type="string">
            <text:p>-47.864870608388735</text:p>
          </table:table-cell>
          <table:table-cell table:formula="of:=[.K10]-75/26" office:value-type="float" office:value="54.0384615384615" calcext:value-type="float">
            <text:p>54,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42429984095</text:p>
          </table:table-cell>
          <table:table-cell office:value-type="string" calcext:value-type="string">
            <text:p>-47.86482741973756</text:p>
          </table:table-cell>
          <table:table-cell table:formula="of:=[.K11]-75/26" office:value-type="float" office:value="51.1538461538461" calcext:value-type="float">
            <text:p>51,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567999803906</text:p>
          </table:table-cell>
          <table:table-cell office:value-type="string" calcext:value-type="string">
            <text:p>-47.86474646583795</text:p>
          </table:table-cell>
          <table:table-cell table:formula="of:=[.K12]-75/26" office:value-type="float" office:value="48.2692307692308" calcext:value-type="float">
            <text:p>48,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683810647075</text:p>
          </table:table-cell>
          <table:table-cell office:value-type="string" calcext:value-type="string">
            <text:p>-47.86463402636842</text:p>
          </table:table-cell>
          <table:table-cell table:formula="of:=[.K13]-75/26" office:value-type="float" office:value="45.3846153846154" calcext:value-type="float">
            <text:p>45,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76790452263</text:p>
          </table:table-cell>
          <table:table-cell office:value-type="string" calcext:value-type="string">
            <text:p>-47.86449999886945</text:p>
          </table:table-cell>
          <table:table-cell table:formula="of:=[.K14]-75/26" office:value-type="float" office:value="42.5" calcext:value-type="float">
            <text:p>42,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833885857297</text:p>
          </table:table-cell>
          <table:table-cell office:value-type="string" calcext:value-type="string">
            <text:p>-47.864360983854716</text:p>
          </table:table-cell>
          <table:table-cell table:formula="of:=[.K15]-75/26" office:value-type="float" office:value="39.6153846153846" calcext:value-type="float">
            <text:p>39,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893408261145</text:p>
          </table:table-cell>
          <table:table-cell office:value-type="string" calcext:value-type="string">
            <text:p>-47.86422444274079</text:p>
          </table:table-cell>
          <table:table-cell table:formula="of:=[.K16]-75/26" office:value-type="float" office:value="36.7307692307692" calcext:value-type="float">
            <text:p>36,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950404861314</text:p>
          </table:table-cell>
          <table:table-cell office:value-type="string" calcext:value-type="string">
            <text:p>-47.86409217622524</text:p>
          </table:table-cell>
          <table:table-cell table:formula="of:=[.K17]-75/26" office:value-type="float" office:value="33.8461538461538" calcext:value-type="float">
            <text:p>33,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005346265327</text:p>
          </table:table-cell>
          <table:table-cell office:value-type="string" calcext:value-type="string">
            <text:p>-47.86396401479645</text:p>
          </table:table-cell>
          <table:table-cell table:formula="of:=[.K18]-75/26" office:value-type="float" office:value="30.9615384615384" calcext:value-type="float">
            <text:p>30,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05857260635</text:p>
          </table:table-cell>
          <table:table-cell office:value-type="string" calcext:value-type="string">
            <text:p>-47.863839780225085</text:p>
          </table:table-cell>
          <table:table-cell table:formula="of:=[.K19]-75/26" office:value-type="float" office:value="28.076923076923" calcext:value-type="float">
            <text:p>28,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108759344657</text:p>
          </table:table-cell>
          <table:table-cell office:value-type="string" calcext:value-type="string">
            <text:p>-47.86371831208312</text:p>
          </table:table-cell>
          <table:table-cell table:formula="of:=[.K20]-75/26" office:value-type="float" office:value="25.1923076923077" calcext:value-type="float">
            <text:p>25,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157741219718</text:p>
          </table:table-cell>
          <table:table-cell office:value-type="string" calcext:value-type="string">
            <text:p>-47.86359859426957</text:p>
          </table:table-cell>
          <table:table-cell table:formula="of:=[.K21]-75/26" office:value-type="float" office:value="22.3076923076923" calcext:value-type="float">
            <text:p>22,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201556310054</text:p>
          </table:table-cell>
          <table:table-cell office:value-type="string" calcext:value-type="string">
            <text:p>-47.86347866335571</text:p>
          </table:table-cell>
          <table:table-cell table:formula="of:=[.K22]-75/26" office:value-type="float" office:value="19.4230769230769" calcext:value-type="float">
            <text:p>19,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24366263616</text:p>
          </table:table-cell>
          <table:table-cell office:value-type="string" calcext:value-type="string">
            <text:p>-47.86336160832732</text:p>
          </table:table-cell>
          <table:table-cell table:formula="of:=[.K23]-75/26" office:value-type="float" office:value="16.5384615384615" calcext:value-type="float">
            <text:p>16,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280231450387</text:p>
          </table:table-cell>
          <table:table-cell office:value-type="string" calcext:value-type="string">
            <text:p>-47.86324587064626</text:p>
          </table:table-cell>
          <table:table-cell table:formula="of:=[.K24]-75/26" office:value-type="float" office:value="13.6538461538461" calcext:value-type="float">
            <text:p>13,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315104097912</text:p>
          </table:table-cell>
          <table:table-cell office:value-type="string" calcext:value-type="string">
            <text:p>-47.86313282674677</text:p>
          </table:table-cell>
          <table:table-cell table:formula="of:=[.K25]-75/26" office:value-type="float" office:value="10.7692307692307" calcext:value-type="float">
            <text:p>10,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34623438081</text:p>
          </table:table-cell>
          <table:table-cell office:value-type="string" calcext:value-type="string">
            <text:p>-47.8630217026873</text:p>
          </table:table-cell>
          <table:table-cell table:formula="of:=[.K26]-75/26" office:value-type="float" office:value="7.88461538461536" calcext:value-type="float">
            <text:p>7,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375921347325</text:p>
          </table:table-cell>
          <table:table-cell office:value-type="string" calcext:value-type="string">
            <text:p>-47.86291318620063</text:p>
          </table:table-cell>
          <table:table-cell table:formula="of:=[.K27]-75/26" office:value-type="float" office:value="4.99999999999997" calcext:value-type="float">
            <text:p>5,0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FalhaBateria3" table:style-name="ta1">
        <table:table-column table:style-name="co1" table:number-columns-repeated="10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office:value-type="string" calcext:value-type="string">
            <text:p>QGC WPL 110</text:p>
          </table:table-cell>
          <table:table-cell table:number-columns-repeated="9"/>
          <table:table-cell table:style-name="ce1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272652645342</text:p>
          </table:table-cell>
          <table:table-cell office:value-type="string" calcext:value-type="string">
            <text:p>-47.86620544738345</text:p>
          </table:table-cell>
          <table:table-cell office:value-type="float" office:value="80" calcext:value-type="float">
            <text:p>80,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2945560513226</text:p>
          </table:table-cell>
          <table:table-cell office:value-type="string" calcext:value-type="string">
            <text:p>-47.86622892231922</text:p>
          </table:table-cell>
          <table:table-cell table:formula="of:=[.K2]-75/33" office:value-type="float" office:value="77.7272727272727" calcext:value-type="float">
            <text:p>77,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3159037265047</text:p>
          </table:table-cell>
          <table:table-cell office:value-type="string" calcext:value-type="string">
            <text:p>-47.86619813610575</text:p>
          </table:table-cell>
          <table:table-cell table:formula="of:=[.K3]-75/33" office:value-type="float" office:value="75.4545454545455" calcext:value-type="float">
            <text:p>75,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3362511582343</text:p>
          </table:table-cell>
          <table:table-cell office:value-type="string" calcext:value-type="string">
            <text:p>-47.86615043747723</text:p>
          </table:table-cell>
          <table:table-cell table:formula="of:=[.K4]-75/33" office:value-type="float" office:value="73.1818181818182" calcext:value-type="float">
            <text:p>73,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3559526068995</text:p>
          </table:table-cell>
          <table:table-cell office:value-type="string" calcext:value-type="string">
            <text:p>-47.866077249146436</text:p>
          </table:table-cell>
          <table:table-cell table:formula="of:=[.K5]-75/33" office:value-type="float" office:value="70.9090909090909" calcext:value-type="float">
            <text:p>70,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3734935800982</text:p>
          </table:table-cell>
          <table:table-cell office:value-type="string" calcext:value-type="string">
            <text:p>-47.86595267458322</text:p>
          </table:table-cell>
          <table:table-cell table:formula="of:=[.K6]-75/33" office:value-type="float" office:value="68.6363636363637" calcext:value-type="float">
            <text:p>68,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3910445413344</text:p>
          </table:table-cell>
          <table:table-cell office:value-type="string" calcext:value-type="string">
            <text:p>-47.8658404152803</text:p>
          </table:table-cell>
          <table:table-cell table:formula="of:=[.K7]-75/33" office:value-type="float" office:value="66.3636363636364" calcext:value-type="float">
            <text:p>66,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4080923214457</text:p>
          </table:table-cell>
          <table:table-cell office:value-type="string" calcext:value-type="string">
            <text:p>-47.86573201890472</text:p>
          </table:table-cell>
          <table:table-cell table:formula="of:=[.K8]-75/33" office:value-type="float" office:value="64.0909090909091" calcext:value-type="float">
            <text:p>64,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424665804756</text:p>
          </table:table-cell>
          <table:table-cell office:value-type="string" calcext:value-type="string">
            <text:p>-47.86563102873335</text:p>
          </table:table-cell>
          <table:table-cell table:formula="of:=[.K9]-75/33" office:value-type="float" office:value="61.8181818181819" calcext:value-type="float">
            <text:p>61,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4407145111853</text:p>
          </table:table-cell>
          <table:table-cell office:value-type="string" calcext:value-type="string">
            <text:p>-47.86553406422044</text:p>
          </table:table-cell>
          <table:table-cell table:formula="of:=[.K10]-75/33" office:value-type="float" office:value="59.5454545454546" calcext:value-type="float">
            <text:p>59,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455577250657</text:p>
          </table:table-cell>
          <table:table-cell office:value-type="string" calcext:value-type="string">
            <text:p>-47.865426651980805</text:p>
          </table:table-cell>
          <table:table-cell table:formula="of:=[.K11]-75/33" office:value-type="float" office:value="57.2727272727273" calcext:value-type="float">
            <text:p>57,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4696620030033</text:p>
          </table:table-cell>
          <table:table-cell office:value-type="string" calcext:value-type="string">
            <text:p>-47.86531685495504</text:p>
          </table:table-cell>
          <table:table-cell table:formula="of:=[.K12]-75/33" office:value-type="float" office:value="55" calcext:value-type="float">
            <text:p>55,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4829528413535</text:p>
          </table:table-cell>
          <table:table-cell office:value-type="string" calcext:value-type="string">
            <text:p>-47.86520254892057</text:p>
          </table:table-cell>
          <table:table-cell table:formula="of:=[.K13]-75/33" office:value-type="float" office:value="52.7272727272728" calcext:value-type="float">
            <text:p>52,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4957014462527</text:p>
          </table:table-cell>
          <table:table-cell office:value-type="string" calcext:value-type="string">
            <text:p>-47.865087320742965</text:p>
          </table:table-cell>
          <table:table-cell table:formula="of:=[.K14]-75/33" office:value-type="float" office:value="50.4545454545455" calcext:value-type="float">
            <text:p>50,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081600381392</text:p>
          </table:table-cell>
          <table:table-cell office:value-type="string" calcext:value-type="string">
            <text:p>-47.864976403971966</text:p>
          </table:table-cell>
          <table:table-cell table:formula="of:=[.K15]-75/33" office:value-type="float" office:value="48.1818181818182" calcext:value-type="float">
            <text:p>48,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201977827224</text:p>
          </table:table-cell>
          <table:table-cell office:value-type="string" calcext:value-type="string">
            <text:p>-47.864869426650685</text:p>
          </table:table-cell>
          <table:table-cell table:formula="of:=[.K16]-75/33" office:value-type="float" office:value="45.909090909091" calcext:value-type="float">
            <text:p>45,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315709179016</text:p>
          </table:table-cell>
          <table:table-cell office:value-type="string" calcext:value-type="string">
            <text:p>-47.86476159305363</text:p>
          </table:table-cell>
          <table:table-cell table:formula="of:=[.K17]-75/33" office:value-type="float" office:value="43.6363636363637" calcext:value-type="float">
            <text:p>43,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425931220384</text:p>
          </table:table-cell>
          <table:table-cell office:value-type="string" calcext:value-type="string">
            <text:p>-47.864656451300874</text:p>
          </table:table-cell>
          <table:table-cell table:formula="of:=[.K18]-75/33" office:value-type="float" office:value="41.3636363636364" calcext:value-type="float">
            <text:p>41,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529817606708</text:p>
          </table:table-cell>
          <table:table-cell office:value-type="string" calcext:value-type="string">
            <text:p>-47.86455089400253</text:p>
          </table:table-cell>
          <table:table-cell table:formula="of:=[.K19]-75/33" office:value-type="float" office:value="39.0909090909091" calcext:value-type="float">
            <text:p>39,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630520418607</text:p>
          </table:table-cell>
          <table:table-cell office:value-type="string" calcext:value-type="string">
            <text:p>-47.86444842859586</text:p>
          </table:table-cell>
          <table:table-cell table:formula="of:=[.K20]-75/33" office:value-type="float" office:value="36.8181818181819" calcext:value-type="float">
            <text:p>36,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727756211773</text:p>
          </table:table-cell>
          <table:table-cell office:value-type="string" calcext:value-type="string">
            <text:p>-47.86434810775316</text:p>
          </table:table-cell>
          <table:table-cell table:formula="of:=[.K21]-75/33" office:value-type="float" office:value="34.5454545454546" calcext:value-type="float">
            <text:p>34,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823446108708</text:p>
          </table:table-cell>
          <table:table-cell office:value-type="string" calcext:value-type="string">
            <text:p>-47.86425114905208</text:p>
          </table:table-cell>
          <table:table-cell table:formula="of:=[.K22]-75/33" office:value-type="float" office:value="32.2727272727273" calcext:value-type="float">
            <text:p>32,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913229566258</text:p>
          </table:table-cell>
          <table:table-cell office:value-type="string" calcext:value-type="string">
            <text:p>-47.8641519295505</text:p>
          </table:table-cell>
          <table:table-cell table:formula="of:=[.K23]-75/33" office:value-type="float" office:value="30" calcext:value-type="float">
            <text:p>30,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987797013756</text:p>
          </table:table-cell>
          <table:table-cell office:value-type="string" calcext:value-type="string">
            <text:p>-47.86404221485895</text:p>
          </table:table-cell>
          <table:table-cell table:formula="of:=[.K24]-75/33" office:value-type="float" office:value="27.7272727272728" calcext:value-type="float">
            <text:p>27,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058594202106</text:p>
          </table:table-cell>
          <table:table-cell office:value-type="string" calcext:value-type="string">
            <text:p>-47.86393272392271</text:p>
          </table:table-cell>
          <table:table-cell table:formula="of:=[.K25]-75/33" office:value-type="float" office:value="25.4545454545455" calcext:value-type="float">
            <text:p>25,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12801826028</text:p>
          </table:table-cell>
          <table:table-cell office:value-type="string" calcext:value-type="string">
            <text:p>-47.863826098216926</text:p>
          </table:table-cell>
          <table:table-cell table:formula="of:=[.K26]-75/33" office:value-type="float" office:value="23.1818181818182" calcext:value-type="float">
            <text:p>23,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181371476374</text:p>
          </table:table-cell>
          <table:table-cell office:value-type="string" calcext:value-type="string">
            <text:p>-47.86371148318702</text:p>
          </table:table-cell>
          <table:table-cell table:formula="of:=[.K27]-75/33" office:value-type="float" office:value="20.9090909090909" calcext:value-type="float">
            <text:p>20,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223935812483</text:p>
          </table:table-cell>
          <table:table-cell office:value-type="string" calcext:value-type="string">
            <text:p>-47.863593516670505</text:p>
          </table:table-cell>
          <table:table-cell table:formula="of:=[.K28]-75/33" office:value-type="float" office:value="18.6363636363637" calcext:value-type="float">
            <text:p>18,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25967139044</text:p>
          </table:table-cell>
          <table:table-cell office:value-type="string" calcext:value-type="string">
            <text:p>-47.863475669296434</text:p>
          </table:table-cell>
          <table:table-cell table:formula="of:=[.K29]-75/33" office:value-type="float" office:value="16.3636363636364" calcext:value-type="float">
            <text:p>16,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2848115504</text:p>
          </table:table-cell>
          <table:table-cell office:value-type="string" calcext:value-type="string">
            <text:p>-47.86335703441988</text:p>
          </table:table-cell>
          <table:table-cell table:formula="of:=[.K30]-75/33" office:value-type="float" office:value="14.0909090909091" calcext:value-type="float">
            <text:p>14,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314618193394</text:p>
          </table:table-cell>
          <table:table-cell office:value-type="string" calcext:value-type="string">
            <text:p>-47.86324211911227</text:p>
          </table:table-cell>
          <table:table-cell table:formula="of:=[.K31]-75/33" office:value-type="float" office:value="11.8181818181818" calcext:value-type="float">
            <text:p>11,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341891834123</text:p>
          </table:table-cell>
          <table:table-cell office:value-type="string" calcext:value-type="string">
            <text:p>-47.86312870131861</text:p>
          </table:table-cell>
          <table:table-cell table:formula="of:=[.K32]-75/33" office:value-type="float" office:value="9.54545454545458" calcext:value-type="float">
            <text:p>9,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36720386031</text:p>
          </table:table-cell>
          <table:table-cell office:value-type="string" calcext:value-type="string">
            <text:p>-47.86301662896278</text:p>
          </table:table-cell>
          <table:table-cell table:formula="of:=[.K33]-75/33" office:value-type="float" office:value="7.2727272727273" calcext:value-type="float">
            <text:p>7,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3765413255</text:p>
          </table:table-cell>
          <table:table-cell office:value-type="string" calcext:value-type="string">
            <text:p>-47.86290414590455</text:p>
          </table:table-cell>
          <table:table-cell table:formula="of:=[.K34]-75/33" office:value-type="float" office:value="5.00000000000003" calcext:value-type="float">
            <text:p>5,0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FalhaBateria4" table:style-name="ta1">
        <table:table-column table:style-name="co1" table:number-columns-repeated="8" table:default-cell-style-name="Default"/>
        <table:table-column table:style-name="co6" table:number-columns-repeated="2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office:value-type="string" calcext:value-type="string">
            <text:p>QGC WPL 110</text:p>
          </table:table-cell>
          <table:table-cell table:number-columns-repeated="9"/>
          <table:table-cell table:style-name="ce1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4105955395635</text:p>
          </table:table-cell>
          <table:table-cell office:value-type="string" calcext:value-type="string">
            <text:p>-47.86180763828991</text:p>
          </table:table-cell>
          <table:table-cell office:value-type="float" office:value="80" calcext:value-type="float">
            <text:p>80,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4191433199247</text:p>
          </table:table-cell>
          <table:table-cell office:value-type="string" calcext:value-type="string">
            <text:p>-47.861592466069695</text:p>
          </table:table-cell>
          <table:table-cell table:formula="of:=[.K2]-75/24" office:value-type="float" office:value="76.875" calcext:value-type="float">
            <text:p>76,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43091336711</text:p>
          </table:table-cell>
          <table:table-cell office:value-type="string" calcext:value-type="string">
            <text:p>-47.86140700874961</text:p>
          </table:table-cell>
          <table:table-cell table:formula="of:=[.K3]-75/24" office:value-type="float" office:value="73.75" calcext:value-type="float">
            <text:p>73,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442606389431</text:p>
          </table:table-cell>
          <table:table-cell office:value-type="string" calcext:value-type="string">
            <text:p>-47.86123304334773</text:p>
          </table:table-cell>
          <table:table-cell table:formula="of:=[.K4]-75/24" office:value-type="float" office:value="70.625" calcext:value-type="float">
            <text:p>70,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4563607267042</text:p>
          </table:table-cell>
          <table:table-cell office:value-type="string" calcext:value-type="string">
            <text:p>-47.861090589669004</text:p>
          </table:table-cell>
          <table:table-cell table:formula="of:=[.K5]-75/24" office:value-type="float" office:value="67.5" calcext:value-type="float">
            <text:p>67,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4716149792434</text:p>
          </table:table-cell>
          <table:table-cell office:value-type="string" calcext:value-type="string">
            <text:p>-47.86098089047566</text:p>
          </table:table-cell>
          <table:table-cell table:formula="of:=[.K6]-75/24" office:value-type="float" office:value="64.375" calcext:value-type="float">
            <text:p>64,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487614645309</text:p>
          </table:table-cell>
          <table:table-cell office:value-type="string" calcext:value-type="string">
            <text:p>-47.860901501894645</text:p>
          </table:table-cell>
          <table:table-cell table:formula="of:=[.K7]-75/24" office:value-type="float" office:value="61.25" calcext:value-type="float">
            <text:p>61,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038308088328</text:p>
          </table:table-cell>
          <table:table-cell office:value-type="string" calcext:value-type="string">
            <text:p>-47.860848670454715</text:p>
          </table:table-cell>
          <table:table-cell table:formula="of:=[.K8]-75/24" office:value-type="float" office:value="58.125" calcext:value-type="float">
            <text:p>58,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19966798111</text:p>
          </table:table-cell>
          <table:table-cell office:value-type="string" calcext:value-type="string">
            <text:p>-47.86082194380203</text:p>
          </table:table-cell>
          <table:table-cell table:formula="of:=[.K9]-75/24" office:value-type="float" office:value="55" calcext:value-type="float">
            <text:p>55,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355894382622</text:p>
          </table:table-cell>
          <table:table-cell office:value-type="string" calcext:value-type="string">
            <text:p>-47.86080293525491</text:p>
          </table:table-cell>
          <table:table-cell table:formula="of:=[.K10]-75/24" office:value-type="float" office:value="51.875" calcext:value-type="float">
            <text:p>51,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50650588746</text:p>
          </table:table-cell>
          <table:table-cell office:value-type="string" calcext:value-type="string">
            <text:p>-47.860783190543096</text:p>
          </table:table-cell>
          <table:table-cell table:formula="of:=[.K11]-75/24" office:value-type="float" office:value="48.75" calcext:value-type="float">
            <text:p>48,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652992602823</text:p>
          </table:table-cell>
          <table:table-cell office:value-type="string" calcext:value-type="string">
            <text:p>-47.86077634614879</text:p>
          </table:table-cell>
          <table:table-cell table:formula="of:=[.K12]-75/24" office:value-type="float" office:value="45.625" calcext:value-type="float">
            <text:p>45,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79483893002</text:p>
          </table:table-cell>
          <table:table-cell office:value-type="string" calcext:value-type="string">
            <text:p>-47.86076819215624</text:p>
          </table:table-cell>
          <table:table-cell table:formula="of:=[.K13]-75/24" office:value-type="float" office:value="42.5" calcext:value-type="float">
            <text:p>42,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5932743131845</text:p>
          </table:table-cell>
          <table:table-cell office:value-type="string" calcext:value-type="string">
            <text:p>-47.86076780276387</text:p>
          </table:table-cell>
          <table:table-cell table:formula="of:=[.K14]-75/24" office:value-type="float" office:value="39.375" calcext:value-type="float">
            <text:p>39,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06626339511</text:p>
          </table:table-cell>
          <table:table-cell office:value-type="string" calcext:value-type="string">
            <text:p>-47.86077816621911</text:p>
          </table:table-cell>
          <table:table-cell table:formula="of:=[.K15]-75/24" office:value-type="float" office:value="36.25" calcext:value-type="float">
            <text:p>36,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196178066877</text:p>
          </table:table-cell>
          <table:table-cell office:value-type="string" calcext:value-type="string">
            <text:p>-47.86078948281389</text:p>
          </table:table-cell>
          <table:table-cell table:formula="of:=[.K16]-75/24" office:value-type="float" office:value="33.125" calcext:value-type="float">
            <text:p>33,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32209842353</text:p>
          </table:table-cell>
          <table:table-cell office:value-type="string" calcext:value-type="string">
            <text:p>-47.86080612594765</text:p>
          </table:table-cell>
          <table:table-cell table:formula="of:=[.K17]-75/24" office:value-type="float" office:value="30" calcext:value-type="float">
            <text:p>30,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43887027786</text:p>
          </table:table-cell>
          <table:table-cell office:value-type="string" calcext:value-type="string">
            <text:p>-47.86084839536159</text:p>
          </table:table-cell>
          <table:table-cell table:formula="of:=[.K18]-75/24" office:value-type="float" office:value="26.875" calcext:value-type="float">
            <text:p>26,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550696703965</text:p>
          </table:table-cell>
          <table:table-cell office:value-type="string" calcext:value-type="string">
            <text:p>-47.860894446337305</text:p>
          </table:table-cell>
          <table:table-cell table:formula="of:=[.K19]-75/24" office:value-type="float" office:value="23.75" calcext:value-type="float">
            <text:p>23,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655254358386</text:p>
          </table:table-cell>
          <table:table-cell office:value-type="string" calcext:value-type="string">
            <text:p>-47.86095018756503</text:p>
          </table:table-cell>
          <table:table-cell table:formula="of:=[.K20]-75/24" office:value-type="float" office:value="20.625" calcext:value-type="float">
            <text:p>20,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75667073007</text:p>
          </table:table-cell>
          <table:table-cell office:value-type="string" calcext:value-type="string">
            <text:p>-47.86100590554544</text:p>
          </table:table-cell>
          <table:table-cell table:formula="of:=[.K21]-75/24" office:value-type="float" office:value="17.5" calcext:value-type="float">
            <text:p>17,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850490794428</text:p>
          </table:table-cell>
          <table:table-cell office:value-type="string" calcext:value-type="string">
            <text:p>-47.86106994024954</text:p>
          </table:table-cell>
          <table:table-cell table:formula="of:=[.K22]-75/24" office:value-type="float" office:value="14.375" calcext:value-type="float">
            <text:p>14,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6939563391662</text:p>
          </table:table-cell>
          <table:table-cell office:value-type="string" calcext:value-type="string">
            <text:p>-47.86113653796912</text:p>
          </table:table-cell>
          <table:table-cell table:formula="of:=[.K23]-75/24" office:value-type="float" office:value="11.25" calcext:value-type="float">
            <text:p>11,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7021523786446</text:p>
          </table:table-cell>
          <table:table-cell office:value-type="string" calcext:value-type="string">
            <text:p>-47.8612091228386</text:p>
          </table:table-cell>
          <table:table-cell table:formula="of:=[.K24]-75/24" office:value-type="float" office:value="8.125" calcext:value-type="float">
            <text:p>8,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21.967099908283892</text:p>
          </table:table-cell>
          <table:table-cell office:value-type="string" calcext:value-type="string">
            <text:p>-47.86128255042292</text:p>
          </table:table-cell>
          <table:table-cell table:formula="of:=[.K25]-75/24" office:value-type="float" office:value="5" calcext:value-type="float">
            <text:p>5,0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1" loext:min-decimal-places="1" number:min-integer-digits="1" number:grouping="true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/00/0000</text:date>, <text:time style:data-style-name="N2" text:time-value="16:14:12.83299932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09:09:53.311859062</meta:creation-date>
    <dc:date>2017-06-21T20:13:59.303384314</dc:date>
    <meta:editing-duration>PT6H47M41S</meta:editing-duration>
    <meta:editing-cycles>20</meta:editing-cycles>
    <meta:generator>LibreOffice/5.3.1.2$Linux_X86_64 LibreOffice_project/30m0$Build-2</meta:generator>
    <meta:document-statistic meta:table-count="5" meta:cell-count="1529" meta:object-count="0"/>
  </office:meta>
</office:document-meta>
</file>